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c9f7" officeooo:paragraph-rsid="0015c9f7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5c9f7" officeooo:paragraph-rsid="0015c9f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bold" officeooo:rsid="0017e805" officeooo:paragraph-rsid="0017e805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officeooo:rsid="0017e805" officeooo:paragraph-rsid="0017e805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bf364" officeooo:paragraph-rsid="001bf364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15c9f7" officeooo:paragraph-rsid="0017e805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7e805" officeooo:paragraph-rsid="0017e805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181c42" officeooo:paragraph-rsid="00181c42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81c42" officeooo:paragraph-rsid="00181c42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9b496" officeooo:paragraph-rsid="0019b49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9b496" officeooo:paragraph-rsid="0019b49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9d7af" officeooo:paragraph-rsid="0019d7a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9d7af" officeooo:paragraph-rsid="0019d7af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f80a4" officeooo:paragraph-rsid="001f80a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f80a4" officeooo:paragraph-rsid="001f80a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1f80a4" officeooo:paragraph-rsid="001f80a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9b496" officeooo:paragraph-rsid="0019b49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9b496" officeooo:paragraph-rsid="0019b49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9d7af" officeooo:paragraph-rsid="0019d7a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9d7af" officeooo:paragraph-rsid="0019d7a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1bf364" officeooo:paragraph-rsid="001bf36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c5439" officeooo:paragraph-rsid="001c543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f80a4" officeooo:paragraph-rsid="001f80a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fo:font-size="12pt" fo:font-style="italic" fo:font-weight="normal" officeooo:rsid="001f80a4" officeooo:paragraph-rsid="001f80a4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 style:list-style-name="L11">
      <style:paragraph-properties fo:text-align="start" style:justify-single-word="false"/>
      <style:text-properties fo:font-size="12pt" fo:font-style="italic" fo:font-weight="normal" officeooo:rsid="001f80a4" officeooo:paragraph-rsid="001f80a4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officeooo:paragraph-rsid="0019d7af"/>
    </style:style>
    <style:style style:name="P27" style:family="paragraph" style:parent-style-name="Standard" style:list-style-name="L6">
      <style:paragraph-properties fo:text-align="start" style:justify-single-word="false"/>
      <style:text-properties officeooo:paragraph-rsid="0019d7af"/>
    </style:style>
    <style:style style:name="P28" style:family="paragraph" style:parent-style-name="Standard" style:list-style-name="L7">
      <style:paragraph-properties fo:text-align="start" style:justify-single-word="false"/>
      <style:text-properties officeooo:paragraph-rsid="001b80f5"/>
    </style:style>
    <style:style style:name="P29" style:family="paragraph" style:parent-style-name="Standard" style:list-style-name="L7">
      <style:paragraph-properties fo:text-align="start" style:justify-single-word="false"/>
      <style:text-properties officeooo:paragraph-rsid="001bf364"/>
    </style:style>
    <style:style style:name="P30" style:family="paragraph" style:parent-style-name="Standard" style:list-style-name="L8">
      <style:paragraph-properties fo:text-align="start" style:justify-single-word="false"/>
      <style:text-properties officeooo:paragraph-rsid="001d97d8"/>
    </style:style>
    <style:style style:name="P31" style:family="paragraph" style:parent-style-name="Standard" style:list-style-name="L8">
      <style:paragraph-properties fo:text-align="start" style:justify-single-word="false"/>
      <style:text-properties officeooo:paragraph-rsid="001fe1e5"/>
    </style:style>
    <style:style style:name="P32" style:family="paragraph" style:parent-style-name="Standard" style:list-style-name="L9">
      <style:paragraph-properties fo:text-align="start" style:justify-single-word="false"/>
      <style:text-properties officeooo:paragraph-rsid="001f80a4"/>
    </style:style>
    <style:style style:name="P33" style:family="paragraph" style:parent-style-name="Standard" style:list-style-name="L10">
      <style:paragraph-properties fo:text-align="start" style:justify-single-word="false"/>
      <style:text-properties officeooo:paragraph-rsid="001f80a4"/>
    </style:style>
    <style:style style:name="P34" style:family="paragraph" style:parent-style-name="Standard" style:list-style-name="L12">
      <style:paragraph-properties fo:text-align="start" style:justify-single-word="false"/>
      <style:text-properties officeooo:paragraph-rsid="0017e805"/>
    </style:style>
    <style:style style:name="P35" style:family="paragraph" style:parent-style-name="Standard" style:list-style-name="L5">
      <style:paragraph-properties fo:text-align="start" style:justify-single-word="false"/>
      <style:text-properties fo:font-style="normal" officeooo:rsid="0019d7af" officeooo:paragraph-rsid="0019d7af" style:font-style-asian="normal" style:font-style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officeooo:rsid="0019d7af" officeooo:paragraph-rsid="0019d7af"/>
    </style:style>
    <style:style style:name="P37" style:family="paragraph" style:parent-style-name="Standard" style:list-style-name="L6">
      <style:paragraph-properties fo:text-align="start" style:justify-single-word="false"/>
      <style:text-properties officeooo:rsid="0019d7af" officeooo:paragraph-rsid="0019d7af"/>
    </style:style>
    <style:style style:name="P38" style:family="paragraph" style:parent-style-name="Standard" style:list-style-name="L7">
      <style:paragraph-properties fo:text-align="start" style:justify-single-word="false"/>
      <style:text-properties officeooo:rsid="001bf364" officeooo:paragraph-rsid="001bf364"/>
    </style:style>
    <style:style style:name="P39" style:family="paragraph" style:parent-style-name="Standard" style:list-style-name="L10">
      <style:paragraph-properties fo:text-align="start" style:justify-single-word="false"/>
      <style:text-properties officeooo:rsid="001f80a4" officeooo:paragraph-rsid="001f80a4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5c9f7" style:font-size-asian="12.25pt" style:font-size-complex="14pt"/>
    </style:style>
    <style:style style:name="T3" style:family="text">
      <style:text-properties fo:font-size="14pt" officeooo:rsid="001d97d8" style:font-size-asian="12.25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ize-asian="12pt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fb422" style:font-style-asian="normal" style:font-style-complex="normal"/>
    </style:style>
    <style:style style:name="T9" style:family="text">
      <style:text-properties fo:font-size="12pt" fo:font-style="normal" fo:font-weight="bold" officeooo:rsid="0017e805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fo:font-weight="normal" officeooo:rsid="0019d7af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1b80f5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1bf364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normal" officeooo:rsid="0019d7af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1bf364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1d97d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1f80a4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1fe1e5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italic" fo:font-weight="normal" officeooo:rsid="0019d7af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font-style="italic" fo:font-weight="normal" officeooo:rsid="001b80f5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style="italic" fo:font-weight="normal" officeooo:rsid="001bf364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style="italic" fo:font-weight="normal" officeooo:rsid="0019b496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style="italic" fo:font-weight="normal" officeooo:rsid="0019d7af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font-style="italic" fo:font-weight="normal" officeooo:rsid="001bf364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style="italic" fo:font-weight="normal" officeooo:rsid="001d97d8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italic" fo:font-weight="normal" officeooo:rsid="001f80a4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italic" fo:font-weight="normal" officeooo:rsid="001fe1e5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weight="normal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font-size-asian="12pt"/>
    </style:style>
    <style:style style:name="T34" style:family="text">
      <style:text-properties officeooo:rsid="0019b496" style:font-size-asian="12pt"/>
    </style:style>
    <style:style style:name="T35" style:family="text">
      <style:text-properties officeooo:rsid="0019b496"/>
    </style:style>
    <style:style style:name="T36" style:family="text">
      <style:text-properties officeooo:rsid="001fb422"/>
    </style:style>
    <style:style style:name="T37" style:family="text">
      <style:text-properties officeooo:rsid="001fe1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Array Methods</text:p>
      <text:p text:style-name="P2"/>
      <text:p text:style-name="P6"/>
      <text:p text:style-name="P3"><text:span text:style-name="T2">C</text:span><text:span text:style-name="T1">overting Arrays to Strings</text:span></text:p>
      <text:list xml:id="list783972691" text:style-name="L1">
        <text:list-item>
          <text:p text:style-name="P9">The <text:span text:style-name="T4">toString()</text:span> method converts an array to a string of (comma separated) array values.</text:p>
          <text:list>
            <text:list-item>
              <text:p text:style-name="P9">ex. <text:span text:style-name="T4">const fruits = ['apple', 'orange', 'pear']; | fruits.toString(); | returns apple,orange,pear</text:span></text:p>
            </text:list-item>
          </text:list>
        </text:list-item>
        <text:list-item>
          <text:p text:style-name="P9">The <text:span text:style-name="T4">join()</text:span> method works similarly to <text:span text:style-name="T4">toString()</text:span> but you are able to specify the separator.</text:p>
          <text:list>
            <text:list-item>
              <text:p text:style-name="P9">ex. <text:span text:style-name="T4">const fruits = ['apple', 'orange', 'pear']; | </text:span>fruits.join(' * '); | returns apple * orange * pear</text:p>
              <text:p text:style-name="P9"/>
            </text:list-item>
          </text:list>
        </text:list-item>
      </text:list>
      <text:p text:style-name="P7">Popping and Pushing</text:p>
      <text:list xml:id="list1397217831" text:style-name="L2">
        <text:list-item>
          <text:p text:style-name="P10">Popping and pushing works by popping items <text:span text:style-name="T5">out</text:span> of an array, or pushing <text:span text:style-name="T5">into</text:span> an array.</text:p>
        </text:list-item>
      </text:list>
      <text:p text:style-name="P3"><text:span text:style-name="T1"><text:tab/></text:span><text:span text:style-name="T33">Pop</text:span><text:span text:style-name="T34">ping</text:span></text:p>
      <text:list xml:id="list3229572253" text:style-name="L3">
        <text:list-item>
          <text:p text:style-name="P17">The pop() method removes the last element from an array.</text:p>
          <text:list>
            <text:list-item>
              <text:p text:style-name="P11"><text:span text:style-name="T33">ex. </text:span><text:span text:style-name="T6">const fruits = ['apple', 'orange', 'pear']; | fruits.pop(); | </text:span><text:span text:style-name="T33">removes 'pear' from fruits.</text:span></text:p>
            </text:list-item>
          </text:list>
        </text:list-item>
        <text:list-item>
          <text:p text:style-name="P17">The pop() method returns the value that was 'popped out'.</text:p>
          <text:p text:style-name="P17"/>
        </text:list-item>
      </text:list>
      <text:p text:style-name="P4"><text:tab/>Push<text:span text:style-name="T35">ing</text:span></text:p>
      <text:list xml:id="list918460005" text:style-name="L4">
        <text:list-item>
          <text:p text:style-name="P18">The <text:span text:style-name="T4">push()</text:span> method adds a new element to an array (at the end).</text:p>
          <text:list>
            <text:list-item>
              <text:p text:style-name="P18">ex. <text:span text:style-name="T4">const fruits = ['apple, 'orange', 'pear']; | fruits.push('banana'); | </text:span>fruit will contain banana at fruits[3];</text:p>
            </text:list-item>
          </text:list>
        </text:list-item>
        <text:list-item>
          <text:p text:style-name="P18">The push() method returns the new array length.</text:p>
        </text:list-item>
      </text:list>
      <text:p text:style-name="P7"/>
      <text:p text:style-name="P7">Shifting Elements</text:p>
      <text:list xml:id="list935436907" text:style-name="L5">
        <text:list-item>
          <text:p text:style-name="P12">Shifting is equivalent to popping, where it removes an element but shifting removes the first element of the array and 'shifts' all other elements to a lower index.</text:p>
        </text:list-item>
        <text:list-item>
          <text:p text:style-name="P26"><text:span text:style-name="T11">The </text:span><text:span text:style-name="T21">shift()</text:span><text:span text:style-name="T11"> method removes the array's first element.</text:span></text:p>
          <text:list>
            <text:list-item>
              <text:p text:style-name="P35"><text:span text:style-name="T31">ex. </text:span><text:span text:style-name="T20">const fruits = </text:span><text:span text:style-name="T25">['apple', 'orange', 'pear']</text:span><text:span text:style-name="T24">; | fruits.shift(); | </text:span><text:span text:style-name="T32">removes 'apple' from fruits</text:span></text:p>
            </text:list-item>
          </text:list>
        </text:list-item>
        <text:list-item>
          <text:p text:style-name="P35"><text:span text:style-name="T32">The </text:span><text:span text:style-name="T24">shift()</text:span><text:span text:style-name="T32"> method returns the value that was 'shifted out'.</text:span></text:p>
        </text:list-item>
      </text:list>
      <text:p text:style-name="P19"/>
      <text:list xml:id="list210147290529305" text:continue-numbering="true" text:style-name="L5">
        <text:list-item>
          <text:p text:style-name="P35"><text:span text:style-name="T32">The </text:span><text:span text:style-name="T24">unshift()</text:span><text:span text:style-name="T32"> method adds a new element to an array (at the beginning), and 'unshifts' older elements.</text:span></text:p>
          <text:list>
            <text:list-item>
              <text:p text:style-name="P26"><text:span text:style-name="T11">ex. </text:span><text:span text:style-name="T21">const fruits = </text:span><text:span text:style-name="T25">['apple', 'orange', 'pear']</text:span><text:span text:style-name="T26">; | fruits.unshift(); | </text:span><text:span text:style-name="T15">adds 'apple' to fruits</text:span></text:p>
            </text:list-item>
          </text:list>
        </text:list-item>
        <text:list-item>
          <text:p text:style-name="P36"><text:span text:style-name="T15">T</text:span><text:span text:style-name="T14">he </text:span><text:span text:style-name="T24">unshift()</text:span><text:span text:style-name="T14"> method returns a new array length.</text:span></text:p>
        </text:list-item>
      </text:list>
      <text:p text:style-name="P7"/>
      <text:p text:style-name="P7">Deleting Elements</text:p>
      <text:list xml:id="list3972975915" text:style-name="L6">
        <text:list-item>
          <text:p text:style-name="P13">Since Javascript Arrays are objects, elements can be deleted by using the Javascript operator <text:span text:style-name="T4">delete</text:span></text:p>
          <text:list>
            <text:list-item>
              <text:p text:style-name="P27"><text:span text:style-name="T11">ex. </text:span><text:span text:style-name="T21">const fruits = </text:span><text:span text:style-name="T25">['apple', 'orange', 'pear']</text:span><text:span text:style-name="T26">; | delete fruits[0]; | </text:span><text:span text:style-name="T15">changes first element to 'undefined' in fruits</text:span></text:p>
            </text:list-item>
          </text:list>
        </text:list-item>
        <text:list-item>
          <text:p text:style-name="P37"><text:span text:style-name="T14">Using </text:span><text:span text:style-name="T24">delete</text:span><text:span text:style-name="T14"> may leave 'undefined' holes in the array. Using </text:span><text:span text:style-name="T24">pop() or shift()</text:span><text:span text:style-name="T14"> prevents 'undefined' from showing up.</text:span></text:p>
          <text:p text:style-name="P20"/>
        </text:list-item>
      </text:list>
      <text:p text:style-name="P7">Splicing an Array</text:p>
      <text:list xml:id="list4040749415" text:style-name="L7">
        <text:list-item>
          <text:p text:style-name="P28"><text:span text:style-name="T12">The </text:span><text:span text:style-name="T22">splice(</text:span><text:span text:style-name="T23">position, number of elements removed</text:span><text:span text:style-name="T22">)</text:span><text:span text:style-name="T12"> method is used to add new items to an array.</text:span><text:span text:style-name="T13"> This method can be used to position the new items within the array (rather than the beginning or end).</text:span></text:p>
          <text:list>
            <text:list-item>
              <text:p text:style-name="P29"><text:soft-page-break/><text:span text:style-name="T11">ex. </text:span><text:span text:style-name="T21">const fruits = </text:span><text:span text:style-name="T25">['apple', 'orange', 'pear']</text:span><text:span text:style-name="T26">; | </text:span><text:span text:style-name="T27">fruits.splice(1, 0, 'grapes')</text:span><text:span text:style-name="T26">; | </text:span><text:span text:style-name="T16">adds 'grapes' to fruits[2], after 'orange' before 'pear'. No elements removed.</text:span></text:p>
            </text:list-item>
          </text:list>
        </text:list-item>
        <text:list-item>
          <text:p text:style-name="P38"><text:span text:style-name="T14">The </text:span><text:span text:style-name="T24">splice()</text:span><text:span text:style-name="T14"> method returns an array with the deleted items.</text:span></text:p>
        </text:list-item>
      </text:list>
      <text:p text:style-name="P21"/>
      <text:p text:style-name="P5"><text:span text:style-name="T14"><text:tab/></text:span><text:span text:style-name="T10">splice() to Remove Elements</text:span></text:p>
      <text:list xml:id="list2379643005" text:style-name="L8">
        <text:list-item>
          <text:p text:style-name="P22"><text:span text:style-name="T4">splice()</text:span> can be used to remove elements without leaving 'undefined' holes.</text:p>
        </text:list-item>
        <text:list-item>
          <text:p text:style-name="P31"><text:span text:style-name="T30">splice() </text:span><text:span text:style-name="T19">parameters are </text:span><text:span text:style-name="T30">splice(start, deleteCount, items1, items2, itemsN);</text:span></text:p>
          <text:list>
            <text:list-item>
              <text:p text:style-name="P30"><text:span text:style-name="T11">ex. </text:span><text:span text:style-name="T21">const fruits = </text:span><text:span text:style-name="T25">['apple', 'orange', 'pear']</text:span><text:span text:style-name="T26">; | </text:span><text:span text:style-name="T27">fruits.splice(</text:span><text:span text:style-name="T28">0, 1</text:span><text:span text:style-name="T27">)</text:span><text:span text:style-name="T26">; | </text:span><text:span text:style-name="T17">removes 'apple'</text:span></text:p>
            </text:list-item>
          </text:list>
        </text:list-item>
      </text:list>
      <text:p text:style-name="P21"/>
      <text:p text:style-name="P3"><text:span text:style-name="T1">Merging </text:span><text:span text:style-name="T3">(Concatenating) </text:span><text:span text:style-name="T1">Arrays</text:span></text:p>
      <text:list xml:id="list3349465181" text:style-name="L9">
        <text:list-item>
          <text:p text:style-name="P14">The <text:span text:style-name="T4">concat()</text:span><text:span text:style-name="T5"> </text:span>method creates a new array by merging (concatenating) existing arrays:</text:p>
        </text:list-item>
        <text:list-item>
          <text:p text:style-name="P14">The <text:span text:style-name="T4">concat()</text:span> method can take any number of array arguments or string arguments.</text:p>
          <text:list>
            <text:list-item>
              <text:p text:style-name="P32"><text:span text:style-name="T11">ex. </text:span><text:span text:style-name="T21">const fruits = </text:span><text:span text:style-name="T25">['apple', 'orange', 'pear']</text:span><text:span text:style-name="T26">; | </text:span><text:span text:style-name="T29">const vegetables = ['lettuce', 'celery']; | const fruitsAndVegetables = fruits.concat(vegetables); | </text:span><text:span text:style-name="T18">fruitsAndVegetables will have fruits and vegetable items.</text:span></text:p>
            </text:list-item>
          </text:list>
        </text:list-item>
        <text:list-item>
          <text:p text:style-name="P24"/>
        </text:list-item>
      </text:list>
      <text:p text:style-name="P7">Slicing an Array</text:p>
      <text:list xml:id="list622615581" text:style-name="L10">
        <text:list-item>
          <text:p text:style-name="P15">The <text:span text:style-name="T4">slice()</text:span> method slices out a piece of an array into a new array. This method does not remove any elements from the source array.</text:p>
          <text:list>
            <text:list-item>
              <text:p text:style-name="P33"><text:span text:style-name="T11">ex. </text:span><text:span text:style-name="T21">const fruits = </text:span><text:span text:style-name="T25">['apple', 'orange', 'pear']</text:span><text:span text:style-name="T26">; | </text:span><text:span text:style-name="T29">fruits.slice(1); | </text:span><text:span text:style-name="T18">returns 'orange', 'pear'</text:span></text:p>
            </text:list-item>
          </text:list>
        </text:list-item>
        <text:list-item>
          <text:p text:style-name="P39"><text:span text:style-name="T14">The </text:span><text:span text:style-name="T24">slice()</text:span><text:span text:style-name="T14"> method can take two arguments. </text:span><text:span text:style-name="T24">slice(starting index, ending index(excluded)</text:span></text:p>
          <text:list>
            <text:list-item>
              <text:p text:style-name="P23">It does not include the end argument index.</text:p>
            </text:list-item>
          </text:list>
        </text:list-item>
        <text:list-item>
          <text:p text:style-name="P23">If the end argument is omitted, the rest of the array will be sliced out.</text:p>
          <text:p text:style-name="P23"/>
        </text:list-item>
      </text:list>
      <text:p text:style-name="P8">Automatic toString()</text:p>
      <text:list xml:id="list1630529608" text:style-name="L11">
        <text:list-item>
          <text:p text:style-name="P16">Javascript automatically converts an array to a comma separated string when a primitive value is expected. All Javascript objets have a <text:span text:style-name="T4">toString()</text:span> method.</text:p>
          <text:list>
            <text:list-item>
              <text:p text:style-name="P25">fruits.toString(); <text:span text:style-name="T36">|</text:span><text:span text:style-name="T7"> </text:span>fruits<text:span text:style-name="T36">;<text:tab/></text:span><text:span text:style-name="T8">:</text:span><text:span text:style-name="T36"> </text:span><text:span text:style-name="T7">produces the same result</text:span></text:p>
              <text:p text:style-name="P16"/>
            </text:list-item>
          </text:list>
        </text:list-item>
      </text:list>
      <text:p text:style-name="P3">Complete Javascript Array Reference</text:p>
      <text:list xml:id="list1246265835" text:style-name="L12">
        <text:list-item>
          <text:p text:style-name="P34"><text:a xlink:type="simple" xlink:href="https://www.w3schools.com/jsref/jsref_obj_array.asp" text:style-name="Internet_20_link" text:visited-style-name="Visited_20_Internet_20_Link"><text:span text:style-name="T9">Javascript Array Reference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6:52:54.461452928</meta:creation-date>
    <meta:generator>LibreOffice/6.4.7.2$Linux_X86_64 LibreOffice_project/40$Build-2</meta:generator>
    <dc:date>2021-09-25T21:01:45.287735881</dc:date>
    <meta:editing-duration>PT1H16M13S</meta:editing-duration>
    <meta:editing-cycles>12</meta:editing-cycles>
    <meta:document-statistic meta:table-count="0" meta:image-count="0" meta:object-count="0" meta:page-count="2" meta:paragraph-count="57" meta:word-count="632" meta:character-count="3827" meta:non-whitespace-character-count="3287"/>
  </office:meta>
</office:document-meta>
</file>